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3"/>
    <style:style style:name="P2" style:family="paragraph" style:parent-style-name="List_20_Paragraph" style:list-style-name="WWNum2"/>
    <style:style style:name="P3" style:family="paragraph" style:parent-style-name="List_20_Paragraph">
      <style:text-properties fo:font-size="13pt" style:font-size-asian="13pt" style:font-name-complex="Calibri2" style:font-size-complex="13pt"/>
    </style:style>
    <style:style style:name="P4" style:family="paragraph" style:parent-style-name="List_20_Paragraph" style:list-style-name="WWNum6"/>
    <style:style style:name="P5" style:family="paragraph" style:parent-style-name="List_20_Paragraph" style:list-style-name="WWNum4"/>
    <style:style style:name="P6" style:family="paragraph" style:parent-style-name="List_20_Paragraph" style:list-style-name="WWNum10"/>
    <style:style style:name="P7" style:family="paragraph" style:parent-style-name="Standard">
      <style:text-properties fo:font-size="13pt" style:font-size-asian="13pt" style:font-name-complex="Calibri2" style:font-size-complex="13pt"/>
    </style:style>
    <style:style style:name="P8" style:family="paragraph" style:parent-style-name="Standard">
      <style:text-properties fo:font-size="13pt" fo:font-style="italic" style:font-size-asian="13pt" style:font-style-asian="italic" style:font-name-complex="Calibri2" style:font-size-complex="13pt"/>
    </style:style>
    <style:style style:name="P9" style:family="paragraph" style:parent-style-name="Standard">
      <style:paragraph-properties fo:margin-left="0.25in" fo:margin-right="0in" fo:text-indent="0in" style:auto-text-indent="false"/>
      <style:text-properties fo:font-size="13pt" style:font-size-asian="13pt" style:font-name-complex="Calibri2" style:font-size-complex="13pt"/>
    </style:style>
    <style:style style:name="P10" style:family="paragraph" style:parent-style-name="Standard">
      <style:paragraph-properties fo:margin-left="0.5in" fo:margin-right="0in" fo:text-indent="0in" style:auto-text-indent="false"/>
    </style:style>
    <style:style style:name="P11" style:family="paragraph" style:parent-style-name="Standard" style:master-page-name="Standard">
      <style:paragraph-properties fo:text-align="center" style:justify-single-word="false" style:page-number="auto"/>
    </style:style>
    <style:style style:name="T1" style:family="text">
      <style:text-properties fo:color="#4472c4" fo:font-size="20pt" fo:font-style="italic" style:font-size-asian="20pt" style:font-style-asian="italic" style:font-name-complex="Calibri2" style:font-size-complex="20pt"/>
    </style:style>
    <style:style style:name="T2" style:family="text">
      <style:text-properties fo:font-size="13pt" fo:font-style="italic" fo:font-weight="bold" style:font-size-asian="13pt" style:font-style-asian="italic" style:font-weight-asian="bold" style:font-name-complex="Calibri2" style:font-size-complex="13pt"/>
    </style:style>
    <style:style style:name="T3" style:family="text">
      <style:text-properties fo:font-size="13pt" fo:font-style="italic" style:font-size-asian="13pt" style:font-style-asian="italic" style:font-name-complex="Calibri2" style:font-size-complex="13pt"/>
    </style:style>
    <style:style style:name="T4" style:family="text">
      <style:text-properties fo:font-size="13pt" style:font-size-asian="13pt" style:font-name-complex="Calibri2" style:font-size-complex="13pt"/>
    </style:style>
    <style:style style:name="T5" style:family="text">
      <style:text-properties fo:font-size="13pt" fo:font-weight="bold" style:font-size-asian="13pt" style:font-weight-asian="bold" style:font-name-complex="Calibri2"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Ứng dụng tìm kiếm và chia sẻ bãi đậu xe</text:span></text:p>
      <text:p text:style-name="P9"/>
      <text:list xml:id="list3570961180" text:style-name="WWNum3">
        <text:list-item>
          <text:p text:style-name="P1"><text:span text:style-name="T2">Đặt vấn đề:</text:span></text:p>
        </text:list-item>
      </text:list>
      <text:p text:style-name="Standard"><text:bookmark-start text:name="__DdeLink__1079_2575872501"/><text:span text:style-name="T4">. Bãi đỗ xe trong khu vực nội đô bố trí chưa hợp lý và còn thiếu</text:span></text:p>
      <text:p text:style-name="Standard"><text:span text:style-name="T4">. Hà nội mới chỉ đáp ứng được 8 - 10 % nhu cầu đỗ xe của người dân, đất dành cho các bãi đỗ xe chỉ chiếm khoảng 0.12 % tổng diện tích khu vực, nhiều bãi đất trống không sử dụng gì gây sự lãng phí trong khi bãi đỗ xe thiếu</text:span><text:bookmark-end text:name="__DdeLink__1079_2575872501"/></text:p>
      <text:list xml:id="list175529078243246" text:continue-numbering="true" text:style-name="WWNum3">
        <text:list-item>
          <text:p text:style-name="P1"><text:span text:style-name="T2"><text:s/>Giải quyết: </text:span></text:p>
        </text:list-item>
      </text:list>
      <text:p text:style-name="Standard"><text:span text:style-name="T4">. Cần giải được bài toán khan hiếm chỗ đậu xe </text:span></text:p>
      <text:list xml:id="list991624554" text:style-name="WWNum2">
        <text:list-item>
          <text:p text:style-name="P2"><text:span text:style-name="T4">Duy trì 1 vài bãi đỗ xe tạm thời (ngắn hạn), chia sẻ bãi đỗ điểm đỗ vs nhau. </text:span></text:p>
        </text:list-item>
      </text:list>
      <text:p text:style-name="List_20_Paragraph"><text:span text:style-name="T4">Qua ứng dụng, người dùng có thể nhanh chóng tìm kiếm bãi đỗ xe, những người có khu vực đất trống tạm thời chưa sử dụng có thể đăng ký điểm đỗ.</text:span></text:p>
      <text:p text:style-name="P3"/>
      <text:list xml:id="list175529015434535" text:continue-list="list175529078243246" text:style-name="WWNum3">
        <text:list-item>
          <text:p text:style-name="P1"><text:span text:style-name="T2">Đặc tả:</text:span></text:p>
        </text:list-item>
      </text:list>
      <text:list xml:id="list4003090683" text:style-name="WWNum6">
        <text:list-item>
          <text:p text:style-name="P4"><text:span text:style-name="T3">Mô tả trường hợp:</text:span></text:p>
        </text:list-item>
      </text:list>
      <text:p text:style-name="Standard"><text:span text:style-name="T4">. Hệ thống nhắm đến hỗ trợ người lái xe ô tô, xe máy có thể dễ dàng tìm được vị trí đỗ theo đúng luật tại bất kì nơi đâu trong bất kì lúc nào.</text:span></text:p>
      <text:p text:style-name="Standard"><text:span text:style-name="T4"><text:s/>(bao gồm bãi đỗ xe tư nhân và công cộng)</text:span></text:p>
      <text:p text:style-name="Standard"><text:span text:style-name="T4">. Hỗ trợ liên kết giữa chủ bãi tư, người sở hữu địa điểm tư với người lái xe ô tô, xe máy.</text:span></text:p>
      <text:p text:style-name="Standard"><text:span text:style-name="T4">. Đối với các chủ bãi đỗ xe cũng sẽ có lợi khi họ có thể cung cấp thông tin bãi đỗ cho ứng dụng, giúp tiếp cận được nhiều xe ô tô hơn. </text:span></text:p>
      <text:p text:style-name="Standard"><text:span text:style-name="T4">. Hỗ trợ tìm kiếm chỗ đỗ, <text:s/>hỗ trợ thanh toán</text:span></text:p>
      <text:list xml:id="list3469646675" text:style-name="WWNum4">
        <text:list-item>
          <text:p text:style-name="P5"><text:span text:style-name="T4">Trường hơp 1: </text:span></text:p>
        </text:list-item>
      </text:list>
      <text:p text:style-name="Standard"><text:span text:style-name="T4">. Với chủ bãi đỗ không tham gia đăng kí chia sẻ điểm đỗ thì ứng dụng chỉ hỗ trợ tìm kiếm và hỗ trợ thanh toán bằng tiền mặt</text:span></text:p>
      <text:list xml:id="list175529192097177" text:continue-numbering="true" text:style-name="WWNum4">
        <text:list-item>
          <text:p text:style-name="P5"><text:span text:style-name="T4">TH2:</text:span></text:p>
        </text:list-item>
      </text:list>
      <text:p text:style-name="Standard"><text:soft-page-break/><text:span text:style-name="T4">. <text:s/>Với bãi đỗ, điểm đỗ tham gia chia sẻ điểm đỗ dịch vụ này thì ứng dụng hỗ trợ tìm kiếm và thanh toán bằng điểm (quy đổi điểm ra tiền) và bằng tiền mặt. <text:s/></text:span></text:p>
      <text:p text:style-name="P7"/>
      <text:p text:style-name="Standard"><text:span text:style-name="T4">. Vấn đề comunication:</text:span></text:p>
      <text:p text:style-name="Standard"><text:span text:style-name="T4">Nếu như cùng sử dụng dịch vụ này thì có thể thanh toán bằng điểm (điểm sẽ đc + vào acc của (b) sau khi giao dịch kết thúc ), nếu không có thể thanh toán bằng tiền mặt trực tiếp.</text:span></text:p>
      <text:p text:style-name="P8"/>
      <text:list xml:id="list175528887374298" text:continue-list="list4003090683" text:style-name="WWNum6">
        <text:list-item>
          <text:p text:style-name="P4"><text:span text:style-name="T3"><text:s/>Vấn đề thu thập thông tin khách hàng</text:span></text:p>
        </text:list-item>
      </text:list>
      <text:p text:style-name="Standard"><text:span text:style-name="T4">. Lưu trữ thông tin liên lạc trong danh bạ đt</text:span></text:p>
      <text:p text:style-name="Standard"><text:span text:style-name="T4">. Lưu trữ thông tin giao dịch ( loại dịch vụ được yêu cầu, ngày giờ cung cấp dịch vụ phí được tính, các giao dịch đã thực hiện, các chi tiết khác liên quan</text:span></text:p>
      <text:p text:style-name="Standard"><text:span text:style-name="T4">. Thông tin về chương trình khuyến mãi của bên thứ 3</text:span></text:p>
      <text:p text:style-name="Standard"><text:span text:style-name="T4">. Thông tin từ thẻ thanh toán (hỗ trợ qua cổng thanh toán trực tiếp napas ... sau này sẽ hỗ trọ thanh tóan qua vinID), </text:span></text:p>
      <text:list xml:id="list175528578499952" text:continue-numbering="true" text:style-name="WWNum6">
        <text:list-item>
          <text:p text:style-name="P4"><text:span text:style-name="T3">Vấn đề về chủ bãi đỗ</text:span></text:p>
        </text:list-item>
      </text:list>
      <text:p text:style-name="Standard"><text:span text:style-name="T4">Cần đảm bảo các policy giữa các bên bao gồm:</text:span></text:p>
      <text:p text:style-name="Standard"><text:span text:style-name="T4">. Đảm bảo an toàn cho xe nguyên trạng như trc lúc gửi</text:span></text:p>
      <text:p text:style-name="Standard"><text:span text:style-name="T4">. Đảm bảo thông tin bãi đỗ, chủ sở hữu bãi đỗ đúng cơ sở pháp lý</text:span></text:p>
      <text:p text:style-name="P7"/>
      <text:p text:style-name="P7"/>
      <text:p text:style-name="P7"/>
      <text:list xml:id="list175528706313813" text:continue-list="list175529015434535" text:style-name="WWNum3">
        <text:list-item>
          <text:p text:style-name="P1"><text:span text:style-name="T2"><text:s/>Phân tích thiết kế </text:span></text:p>
        </text:list-item>
      </text:list>
      <text:p text:style-name="P7"/>
      <text:p text:style-name="Standard"><text:span text:style-name="T4">Bao gồm 3 actors:</text:span></text:p>
      <text:p text:style-name="Standard"><text:span text:style-name="T4">. Người tìm kiếm điểm đỗ bãi đỗ (a) </text:span></text:p>
      <text:p text:style-name="Standard"><text:span text:style-name="T4">. Người chia sẻ điểm đỗ bãi đỗ (b)</text:span></text:p>
      <text:p text:style-name="Standard"><text:soft-page-break/><text:span text:style-name="T4">. Quản trị viên (c)</text:span></text:p>
      <text:p text:style-name="P7"/>
      <text:list xml:id="list678589134" text:style-name="WWNum10">
        <text:list-item>
          <text:p text:style-name="P6"><text:span text:style-name="T4">Kịch bản </text:span></text:p>
        </text:list-item>
      </text:list>
      <text:p text:style-name="Standard"><text:span text:style-name="T4"><text:s/>(a) đang đi tới nơi làm việc nhưng hết chỗ gửi xe anh <text:s/>ta bật app lên kiếm điểm đậu xe gần nhất. Hệ thống sẽ tìm kiếm và trả về đường đi tới bãi đậu mà anh ta chọn</text:span></text:p>
      <text:p text:style-name="Standard"><text:span text:style-name="T4">. Điểm đậu xe (công cộng, tư nhân).</text:span></text:p>
      <text:p text:style-name="Standard"><text:span text:style-name="T4">1.1 Trường hợp là bãi công cộng (không mất phí) anh ta đến đấy để xe đung quy định (Ko có sự đảm bảo cho an toàn của chiếc xe)</text:span></text:p>
      <text:p text:style-name="Standard"><text:span text:style-name="T4">1.2 Trường hợp là bãi tư anh ta phải thực hiện giao dịch thuê chõ đậu xe với chủ điểm đậu xe đó (thông tin thanh toán dựa trên phiếu gửi xe)</text:span></text:p>
      <text:p text:style-name="P10"><text:span text:style-name="T4">- TH1: Chủ điểm đậu xe chưa tham gia dịch vụ chia sẻ điểm đỗ bãi đỗ thì chỉ có th</text:span><text:bookmark text:name="_GoBack"/><text:span text:style-name="T4">ể thanh toán bằng tiền mặt (thanh toán trực tiếp)thì thanh toán như kiểu <text:s/>truyền thống.</text:span></text:p>
      <text:list xml:id="list175529574975738" text:continue-list="list175529192097177" text:style-name="WWNum4">
        <text:list-item>
          <text:p text:style-name="P5"><text:span text:style-name="T4">TH2: Chủ điểm đậu xe tham gia dịch vụ chia sẻ điểm đỗ bãi đỗ thì có thể thanh toán thông qua điểm (Điểm được quy đổi từ tiền mặt)</text:span></text:p>
        </text:list-item>
      </text:list>
      <text:p text:style-name="Standard"><text:span text:style-name="T4">(điểm sẽ đc + vào acc của (b) sau khi giao dịch kết thúc).</text:span></text:p>
      <text:p text:style-name="P10"><text:span text:style-name="T5">Trong quá trình (a) đặt chỗ với (b) thông qua app quy trình đặt chỗ sẽ có 3 trạng thái (pending, accepted, rejected) </text:span></text:p>
      <text:p text:style-name="P7"/>
      <text:p text:style-name="Standard"><text:span text:style-name="T4">Làm phiếu giữ xe cần cung cấp:</text:span></text:p>
      <text:p text:style-name="Standard"><text:span text:style-name="T4">. Biển số xe</text:span></text:p>
      <text:p text:style-name="Standard"><text:span text:style-name="T4">. loại xe</text:span></text:p>
      <text:p text:style-name="Standard"><text:span text:style-name="T4">. thời gian gửi</text:span></text:p>
      <text:p text:style-name="Standard"><text:span text:style-name="T4">. hình thức thanh toán</text:span></text:p>
      <text:p text:style-name="Standard"><text:span text:style-name="T4">Nếu người (a) ấn nút đặt chỗ (pending), Hệ thống sẽ gửi thông báo cho (b) và (b) sẽ gọi điện kiểm tra clear thì accepted ngc lại thì rejected </text:span></text:p>
      <text:p text:style-name="P7"/>
      <text:list xml:id="list175529022326189" text:continue-numbering="true" text:style-name="WWNum4">
        <text:list-item>
          <text:p text:style-name="P5"><text:soft-page-break/><text:span text:style-name="T4">TH3 Nếu người đi xe muốn đặt trước chỗ gửi xe (trong vòng 1 tuần, vài ngày) cũng tương tự như TH1 nhưng bổ sung thêm <text:s/>"hệ thống" sẽ gửi thông báo lại cho (a), (b) vào ngày đc xác định theo công thức sau: now()+ 50% wait time (khoảng thời gian từ thời điểm đăng kí thuê điểm đậu tới thời điểm sử dụng điểm đậu đó)</text:span></text:p>
        </text:list-item>
      </text:list>
      <text:p text:style-name="P7"/>
      <text:p text:style-name="P7"/>
      <text:p text:style-name="Standard"><text:span text:style-name="T4">Nếu </text:span></text:p>
      <text:p text:style-name="Standard"><text:span text:style-name="T4">. Hệ thống nhận đc phản hồi từ phía bên khách là vẫn đồng ý đặt và bên cho thuê vẫn xác nhận là cho thuê thì giao dịch vẫn tiếp diễn</text:span></text:p>
      <text:p text:style-name="Standard"><text:span text:style-name="T4">Mặc định nếu ko có phản hồi thì giao dịch vẫn sẽ tiếp diễn</text:span></text:p>
      <text:p text:style-name="Standard"><text:span text:style-name="T4">. Nếu nhận đc phản hồi cancel thì giao dịch sẽ bị hệ thống hủy bỏ và người thuê sẽ nhận lại điểm</text:span></text:p>
      <text:p text:style-name="P7"/>
      <text:list xml:id="list175528947436288" text:continue-numbering="true" text:style-name="WWNum4">
        <text:list-item>
          <text:p text:style-name="P5"><text:span text:style-name="T4">TH4: Nếu (a) lấy xe mà chưa kết thúc session gửi (tức là xe vẫn trong <text:s/>thời gian gửi) thì hệ thống sẽ tính toán và + lại điểm thừa vào accs (đkien phải gửi trên 1 hours).</text:span></text:p>
        </text:list-item>
      </text:list>
      <text:p text:style-name="P7"/>
      <text:list xml:id="list175528417902924" text:continue-numbering="true" text:style-name="WWNum4">
        <text:list-item>
          <text:p text:style-name="P5"><text:span text:style-name="T4">TH5: Nếu đã quá giờ gửi mà chưa lấy xe, hệ thống sẽ gửi lại thông báo yêu cầu gia hạn, nếu ko có phản hồi thì tự động gia hạn thêm 30 phút.</text:span></text:p>
        </text:list-item>
      </text:list>
      <text:p text:style-name="P7"/>
      <text:p text:style-name="Standard"><text:span text:style-name="T4">Để chốt 1 giao dịch là thành công phải chứa 1 trong những điều kiện sau:</text:span></text:p>
      <text:p text:style-name="Standard"><text:span text:style-name="T4">1. Sau khi kết thúc session gửi, điểm sẽ được hệ thống + sang acc của (b)</text:span></text:p>
      <text:p text:style-name="Standard"><text:span text:style-name="T4">Ngoài ra: </text:span></text:p>
      <text:p text:style-name="Standard"><text:span text:style-name="T4">Người thuê có thể chủ động hủy giao dịch thuê trước lúc gửi xe trước thời điểm đc tính theo c thức sau: now() + 50% wait time (khoảng thời gian từ thời điểm đăng kí thuê điểm đậu tới thời điểm sử dụng điểm đậu đó).</text:span></text:p>
      <text:p text:style-name="P7"><text:soft-page-break/></text:p>
      <text:p text:style-name="Standard"><text:span text:style-name="T2"><text:s/>(b)</text:span></text:p>
      <text:p text:style-name="Standard"><text:span text:style-name="T4">Chủ điểm đậu xe muốn tham gia chia sẻ điểm đậu cần phải đăng ký điểm đậu lên ứng dụng:</text:span></text:p>
      <text:p text:style-name="Standard"><text:span text:style-name="T4">. Giấy phép sử dụng đất làm bãi đậu xe</text:span></text:p>
      <text:p text:style-name="Standard"><text:span text:style-name="T4">. Giấy chứng nhận quyền sử dụng đất</text:span></text:p>
      <text:p text:style-name="Standard"><text:span text:style-name="T4">. CMTND ảnh</text:span></text:p>
      <text:p text:style-name="Standard"><text:span text:style-name="T4">. tên tuổi</text:span></text:p>
      <text:p text:style-name="Standard"><text:span text:style-name="T4">. sđt liên lạc</text:span></text:p>
      <text:p text:style-name="Standard"><text:span text:style-name="T4">. ảnh toàn cảnh về baĩ đỗ xe</text:span></text:p>
      <text:p text:style-name="Standard"><text:span text:style-name="T4">. sức chứa của bãi đỗ xe</text:span></text:p>
      <text:p text:style-name="Standard"><text:span text:style-name="T4">. Dịch vụ của bãi đỗ xe (vd: Người trông giữ, đỗ qua đêm ...)</text:span></text:p>
      <text:p text:style-name="Standard"><text:span text:style-name="T4">(b) có quyền hủy đăng kí, đăng kí, update lại thông tin điểm đậu</text:span></text:p>
      <text:p text:style-name="P7"/>
      <text:p text:style-name="Standard"><text:span text:style-name="T2"><text:s/>(c)</text:span></text:p>
      <text:p text:style-name="Standard"><text:span text:style-name="T4">Quản trị viên sẽ approve hoặc reject điểm đậu đã đăng kí trong hàng chờ</text:span></text:p>
      <text:p text:style-name="Standard"><text:span text:style-name="T4">Quản trị viên có quyền xem, xóa tài khoản đang sử dụng dịch vụ </text:span></text:p>
      <text:p text:style-name="Standard"><text:span text:style-name="T4">Quản trị viên có quyền thêm sửa xóa điểm đậu </text:span></text:p>
      <text:p text:style-name="Standard"><text:span text:style-name="T4">Quản trị viên thống kê giao dịch theo tháng, theo tuần (thành công %, thất bại %, nguyên nhân, theo từng bãi, điểm đậu)</text:span></text:p>
      <text:p text:style-name="Standard"><text:span text:style-name="T4">sources: </text:span></text:p>
      <text:p text:style-name="Standard"><text:span text:style-name="T4">http://vqh.hanoi.gov.vn/vi/news/Tin-lien-ket/Ha-Noi-thong-qua-co-che-khuyen-khich-dan-lam-bai-do-xe-1097/</text:span></text:p>
      <text:p text:style-name="Standard"><text:span text:style-name="T4">https://vietnambiz.vn/ha-noi-chi-gan-30000-ty-xay-204-bai-do-xe-112784ư.htm</text:span></text:p>
      <text:p text:style-name="Standard"><text:span text:style-name="T4">https://vietnambiz.vn/nha-giau-do-mat-tim-cho-do-xe-trong-trung-tam-thanh-pho-94476.htm</text:span></text:p>
      <text:p text:style-name="Standard"><text:soft-page-break/><text:span text:style-name="T4">http://vbpl.vn/bogiaothong/Pages/ivbpq-toanvan.aspx?ItemID=2110</text:span></text:p>
      <text:p text:style-name="Standard"><text:span text:style-name="T4">một vài giải pháp đang được triển khai:</text:span></text:p>
      <text:p text:style-name="Standard"><text:span text:style-name="T4">http://laodongthudo.vn/quy-dinh-xay-3-tang-ham-nha-cao-tang-giai-phap-cho-viec-thieu-cho-de-xe-37650.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3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3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9-12-18T07:34:00</meta:creation-date>
    <dc:date>2020-01-15T17:55:28.072907800</dc:date>
    <meta:editing-duration>PT3H25M5S</meta:editing-duration>
    <meta:generator>LibreOffice/6.0.7.3$Linux_X86_64 LibreOffice_project/00m0$Build-3</meta:generator>
    <meta:document-statistic meta:table-count="0" meta:image-count="0" meta:object-count="0" meta:page-count="6" meta:paragraph-count="84" meta:word-count="1298" meta:character-count="5942" meta:non-whitespace-character-count="47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